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te.do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ste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ste.willPasteInOwnSubtree( SiteNode node , String uu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ste.getNodesToLo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ste.getSource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ste.getTar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ste.getPubl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ste.doCheckPrecondition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ste.ge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